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71cm" svg:y="5.254cm">
            <draw:object draw:notify-on-update-of-ranges="Sheet1.A2:Sheet1.A2 Sheet1.A3:Sheet1.A6 Sheet1.C2:Sheet1.C2 Sheet1.C3:Sheet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NN variando k con K = 1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3.64" calcext:value-type="float">
            <text:p>5853,64</text:p>
          </table:table-cell>
          <table:table-cell office:value-type="float" office:value="0.96169" calcext:value-type="float">
            <text:p>0,96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81.12" calcext:value-type="float">
            <text:p>5881,12</text:p>
          </table:table-cell>
          <table:table-cell office:value-type="float" office:value="0.952262" calcext:value-type="float">
            <text:p>0,952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26.68" calcext:value-type="float">
            <text:p>6026,68</text:p>
          </table:table-cell>
          <table:table-cell office:value-type="float" office:value="0.93169" calcext:value-type="float">
            <text:p>0,93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845.26" calcext:value-type="float">
            <text:p>6845,26</text:p>
          </table:table-cell>
          <table:table-cell office:value-type="float" office:value="0.878833" calcext:value-type="float">
            <text:p>0,878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9:22:11.447827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2T20:26:22.76561263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kNN con K = 10</text:p>
        </chart:title>
        <chart:subtitle svg:x="4.861cm" svg:y="1.301cm" chart:style-name="ch3">
          <text:p>Tasa de efectividad  en función de k</text:p>
        </chart:subtitle>
        <chart:legend chart:legend-position="end" svg:x="13.942cm" svg:y="4.201cm" style:legend-expansion="high" chart:style-name="ch4"/>
        <chart:plot-area chart:style-name="ch5" table:cell-range-address="Sheet1.A2:Sheet1.A6 Sheet1.C2:Sheet1.C6" chart:data-source-has-labels="both" svg:x="1.331cm" svg:y="2.19cm" svg:width="12.291cm" svg:height="5.649cm">
          <chartooo:coordinate-region svg:x="2.243cm" svg:y="2.39cm" svg:width="11.099cm" svg:height="4.802cm"/>
          <chart:axis chart:dimension="x" chart:name="primary-x" chart:style-name="ch6" chartooo:axis-type="auto">
            <chartooo:date-scale/>
            <chart:title svg:x="7.339cm" svg:y="8.019cm" chart:style-name="ch7">
              <text:p>k</text:p>
            </chart:title>
            <chart:categories table:cell-range-address="Sheet1.A3:Sheet1.A6"/>
          </chart:axis>
          <chart:axis chart:dimension="y" chart:name="primary-y" chart:style-name="ch6">
            <chart:title svg:x="0.451cm" svg:y="5.852cm" chart:style-name="ch8">
              <text:p>Porcentaje</text:p>
            </chart:title>
            <chart:grid chart:style-name="ch9" chart:class="major"/>
          </chart:axis>
          <chart:series chart:style-name="ch10" chart:values-cell-range-address="Sheet1.C3:Sheet1.C6" chart:label-cell-address="Sheet1.C2:Sheet1.C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6</svg:desc>
                </draw:g>
              </table:table-cell>
              <table:table-cell office:value-type="float" office:value="0.96169">
                <text:p>0.96169</text:p>
                <draw:g>
                  <svg:desc>Sheet1.C3:Sheet1.C6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2262">
                <text:p>0.9522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3169">
                <text:p>0.931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8833">
                <text:p>0.878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